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</style:style>
    <style:style style:name="P5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Times New Roman" fo:font-size="14pt" fo:letter-spacing="normal" fo:font-style="normal" fo:font-weight="bold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bold"/>
    </style:style>
    <style:style style:name="T3" style:family="text">
      <style:text-properties fo:color="#000000" loext:opacity="100%" style:font-name="Times New Roman" fo:font-size="14pt" fo:letter-spacing="normal" fo:font-style="italic"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sing JavaScript on the Web</text:h>
      <text:p text:style-name="P4"><text:span text:style-name="T1">You can create a new Web site or you can modify the existing site. If you have the perfect site and you don't want to change it - put a link to the pages for a grade and you can do this assignment there and remove it when you are done. Your examples should show that you understand - in other words, examples that are too close to my examples or from homework will be graded accordingly... or will not count at all</text:span><text:line-break/><text:span text:style-name="T3">You need to use DOM in the majority of things you do.</text:span><text:span text:style-name="T2"><text:line-break/>When you email me telling me the site is ready to check, you must include a list of the things you did and the specifics on where to find these things.<text:line-break/><text:line-break/><text:line-break/>You must include the following things:</text:span></text:p>
      <text:list xml:id="list2662649414" text:style-name="L1">
        <text:list-item>
          <text:p text:style-name="P5">JavaScript IF</text:p>
        </text:list-item>
        <text:list-item>
          <text:p text:style-name="P5">Another JavaScript IF with an else</text:p>
        </text:list-item>
        <text:list-item>
          <text:p text:style-name="P5">JavaScript loop</text:p>
        </text:list-item>
        <text:list-item>
          <text:p text:style-name="P5">JavaScript function</text:p>
        </text:list-item>
        <text:list-item>
          <text:p text:style-name="P5">JavaScript function where something is passed to the function</text:p>
        </text:list-item>
        <text:list-item>
          <text:p text:style-name="P5">JavaScript click event</text:p>
        </text:list-item>
        <text:list-item>
          <text:p text:style-name="P5">Another kind of event</text:p>
        </text:list-item>
        <text:list-item>
          <text:p text:style-name="P5">Take in user input and provide output to the user (interactive)</text:p>
        </text:list-item>
        <text:list-item>
          <text:p text:style-name="P5">Set up and use a form</text:p>
        </text:list-item>
        <text:list-item>
          <text:p text:style-name="P5">Use an array</text:p>
        </text:list-item>
        <text:list-item>
          <text:p text:style-name="P3">Five different examples of more complex things using DOM JavaScript - these have to be explained. You can choose things from my examples or you can find things that interest you on the web.</text:p>
        </text:list-item>
      </text:list>
      <text:p text:style-name="P2">Some of these things can be combined - in other words, you do not have to do separate things. For example, taking in user input can be in a form and it can pass information to a function etc. For people experienced in programming, I would clearly like to see you experiment!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14:33:34.002000000</meta:creation-date>
    <dc:date>2021-12-03T14:34:36.426000000</dc:date>
    <meta:editing-duration>PT1M3S</meta:editing-duration>
    <meta:editing-cycles>1</meta:editing-cycles>
    <meta:document-statistic meta:table-count="0" meta:image-count="0" meta:object-count="0" meta:page-count="1" meta:paragraph-count="14" meta:word-count="282" meta:character-count="1443" meta:non-whitespace-character-count="1184"/>
    <meta:generator>LibreOffice/7.0.5.2$Windows_X86_64 LibreOffice_project/64390860c6cd0aca4beafafcfd84613dd9dfb63a</meta:generator>
  </office:meta>
</office:document-meta>
</file>